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Text_20_body">
      <style:paragraph-properties fo:padding="0.049cm" fo:border="0.06pt solid #d9d9e3"/>
      <style:text-properties loext:padding="0.049cm" loext:border="0.06pt solid #d9d9e3"/>
    </style:style>
    <style:style style:name="P3" style:family="paragraph" style:parent-style-name="Text_20_body">
      <style:paragraph-properties fo:margin-top="0cm" fo:margin-bottom="0cm" style:contextual-spacing="false"/>
      <style:text-properties loext:padding="0.049cm" loext:border="0.06pt solid #d9d9e3"/>
    </style:style>
    <style:style style:name="P4" style:family="paragraph" style:parent-style-name="Preformatted_20_Text">
      <style:paragraph-properties fo:margin-top="0cm" fo:margin-bottom="0.499cm" style:contextual-spacing="false" fo:padding="0.049cm" fo:border="0.06pt solid #d9d9e3"/>
    </style:style>
    <style:style style:name="P5" style:family="paragraph" style:parent-style-name="Preformatted_20_Text">
      <style:paragraph-properties fo:padding="0.049cm" fo:border="0.06pt solid #d9d9e3"/>
    </style:style>
    <style:style style:name="P6" style:family="paragraph" style:parent-style-name="Text_20_body">
      <style:paragraph-properties fo:padding="0.049cm" fo:border="0.06pt solid #d9d9e3"/>
    </style:style>
    <style:style style:name="P7" style:family="paragraph" style:parent-style-name="Standard">
      <style:text-properties officeooo:paragraph-rsid="0004b790"/>
    </style:style>
    <style:style style:name="P8" style:family="paragraph" style:parent-style-name="Standard">
      <style:text-properties fo:font-size="24pt" officeooo:rsid="0004b790" officeooo:paragraph-rsid="0004b790" style:font-size-asian="24pt" style:font-size-complex="24pt"/>
    </style:style>
    <style:style style:name="P9" style:family="paragraph" style:parent-style-name="Standard">
      <style:text-properties fo:font-size="24pt" officeooo:rsid="0004b790" officeooo:paragraph-rsid="000e0637" style:font-size-asian="24pt" style:font-size-complex="24pt"/>
    </style:style>
    <style:style style:name="P10" style:family="paragraph" style:parent-style-name="Standard">
      <style:text-properties fo:font-size="24pt" officeooo:rsid="0007ad21" style:font-size-asian="24pt" style:font-size-complex="24pt"/>
    </style:style>
    <style:style style:name="P11" style:family="paragraph" style:parent-style-name="Standard">
      <style:text-properties fo:font-size="24pt" officeooo:rsid="000a6d8f" officeooo:paragraph-rsid="000a6d8f" style:font-size-asian="24pt" style:font-size-complex="24pt"/>
    </style:style>
    <style:style style:name="P12" style:family="paragraph" style:parent-style-name="Standard">
      <style:text-properties fo:font-size="24pt" officeooo:paragraph-rsid="000e0637" style:font-size-asian="24pt" style:font-size-complex="24pt" loext:padding="0.049cm" loext:border="0.06pt solid #d9d9e3"/>
    </style:style>
    <style:style style:name="P13" style:family="paragraph" style:parent-style-name="Standard">
      <style:text-properties fo:font-size="12pt" officeooo:rsid="0004b790" officeooo:paragraph-rsid="0004b790" style:font-size-asian="10.5pt" style:font-size-complex="12pt"/>
    </style:style>
    <style:style style:name="P14" style:family="paragraph" style:parent-style-name="Text_20_body">
      <style:text-properties fo:font-size="12pt" officeooo:rsid="0004b790" officeooo:paragraph-rsid="0004b790" style:font-size-asian="10.5pt" style:font-size-complex="12pt"/>
    </style:style>
    <style:style style:name="P15" style:family="paragraph" style:parent-style-name="Text_20_body">
      <style:text-properties fo:font-size="12pt" officeooo:rsid="0004b790" officeooo:paragraph-rsid="0004b790" style:font-size-asian="10.5pt" style:font-size-complex="12pt" loext:padding="0.049cm" loext:border="0.06pt solid #d9d9e3"/>
    </style:style>
    <style:style style:name="P16" style:family="paragraph" style:parent-style-name="Standard">
      <style:text-properties fo:font-size="12pt" officeooo:rsid="000a6d8f" officeooo:paragraph-rsid="000a6d8f" style:font-size-asian="10.5pt" style:font-size-complex="12pt"/>
    </style:style>
    <style:style style:name="P17" style:family="paragraph" style:parent-style-name="Text_20_body">
      <style:text-properties fo:font-size="12pt" officeooo:rsid="000a6d8f" officeooo:paragraph-rsid="000a6d8f" style:font-size-asian="10.5pt" style:font-size-complex="12pt"/>
    </style:style>
    <style:style style:name="P18" style:family="paragraph" style:parent-style-name="Standard">
      <style:text-properties fo:font-size="12pt" officeooo:rsid="0007ad21" officeooo:paragraph-rsid="0007ad21" style:font-size-asian="10.5pt" style:font-size-complex="12pt"/>
    </style:style>
    <style:style style:name="P19" style:family="paragraph" style:parent-style-name="Text_20_body">
      <style:text-properties fo:font-size="12pt" officeooo:rsid="0007ad21" officeooo:paragraph-rsid="0007ad21" style:font-size-asian="10.5pt" style:font-size-complex="12pt"/>
    </style:style>
    <style:style style:name="P20" style:family="paragraph" style:parent-style-name="Standard">
      <style:text-properties officeooo:paragraph-rsid="000e0637"/>
    </style:style>
    <style:style style:name="P21" style:family="paragraph" style:parent-style-name="Standard" style:list-style-name="L1">
      <style:text-properties fo:font-size="24pt" officeooo:rsid="0004b790" officeooo:paragraph-rsid="0004b790" style:font-size-asian="24pt" style:font-size-complex="24pt"/>
    </style:style>
    <style:style style:name="P22" style:family="paragraph" style:parent-style-name="Standard" style:list-style-name="L1">
      <style:text-properties fo:font-size="24pt" officeooo:rsid="000a6d8f" officeooo:paragraph-rsid="000a6d8f" style:font-size-asian="24pt" style:font-size-complex="24pt"/>
    </style:style>
    <style:style style:name="P23" style:family="paragraph" style:parent-style-name="Standard" style:list-style-name="L1">
      <style:text-properties fo:font-size="24pt" officeooo:rsid="0007ad21" officeooo:paragraph-rsid="0007ad21" style:font-size-asian="24pt" style:font-size-complex="24pt"/>
    </style:style>
    <style:style style:name="P24" style:family="paragraph" style:parent-style-name="Standard" style:list-style-name="L1">
      <style:text-properties fo:font-size="24pt" officeooo:rsid="0007ad21" officeooo:paragraph-rsid="0007ad21" style:font-size-asian="24pt" style:font-size-complex="24pt" loext:padding="0.049cm" loext:border="0.06pt solid #d9d9e3"/>
    </style:style>
    <style:style style:name="P25" style:family="paragraph" style:parent-style-name="Standard">
      <style:text-properties fo:font-size="12pt" officeooo:rsid="0004b790" officeooo:paragraph-rsid="0004b790" style:font-size-asian="10.5pt" style:font-size-complex="12pt"/>
    </style:style>
    <style:style style:name="P26" style:family="paragraph" style:parent-style-name="Text_20_body" style:list-style-name="L2">
      <style:paragraph-properties fo:padding="0.049cm" fo:border="0.06pt solid #d9d9e3"/>
    </style:style>
    <style:style style:name="P27" style:family="paragraph" style:parent-style-name="Text_20_body" style:list-style-name="L3">
      <style:paragraph-properties fo:padding="0.049cm" fo:border="0.06pt solid #d9d9e3"/>
    </style:style>
    <style:style style:name="P28" style:family="paragraph" style:parent-style-name="Text_20_body" style:list-style-name="L4">
      <style:paragraph-properties fo:padding="0.049cm" fo:border="0.06pt solid #d9d9e3"/>
    </style:style>
    <style:style style:name="P29" style:family="paragraph" style:parent-style-name="Text_20_body" style:list-style-name="L5">
      <style:paragraph-properties fo:padding="0.049cm" fo:border="0.06pt solid #d9d9e3"/>
    </style:style>
    <style:style style:name="P30" style:family="paragraph" style:parent-style-name="Text_20_body" style:list-style-name="L6">
      <style:paragraph-properties fo:padding="0.049cm" fo:border="0.06pt solid #d9d9e3"/>
    </style:style>
    <style:style style:name="P31" style:family="paragraph" style:parent-style-name="Text_20_body" style:list-style-name="L7">
      <style:paragraph-properties fo:padding="0.049cm" fo:border="0.06pt solid #d9d9e3"/>
      <style:text-properties loext:padding="0.049cm" loext:border="0.06pt solid #d9d9e3"/>
    </style:style>
    <style:style style:name="P32" style:family="paragraph" style:parent-style-name="Text_20_body" style:list-style-name="L8">
      <style:paragraph-properties fo:padding="0.049cm" fo:border="0.06pt solid #d9d9e3"/>
    </style:style>
    <style:style style:name="P33" style:family="paragraph" style:parent-style-name="Text_20_body" style:list-style-name="L1">
      <style:text-properties fo:font-size="12pt" officeooo:rsid="0004b790" officeooo:paragraph-rsid="0004b790" style:font-size-asian="12pt" style:font-size-complex="12pt"/>
    </style:style>
    <style:style style:name="P34" style:family="paragraph" style:parent-style-name="Text_20_body" style:list-style-name="L1">
      <style:text-properties fo:font-size="12pt" officeooo:paragraph-rsid="0004b790" style:font-size-asian="12pt" style:font-size-complex="12pt"/>
    </style:style>
    <style:style style:name="P35" style:family="paragraph" style:parent-style-name="Text_20_body" style:list-style-name="L1">
      <style:paragraph-properties fo:padding="0.049cm" fo:border="0.06pt solid #d9d9e3"/>
      <style:text-properties fo:font-size="12pt" officeooo:rsid="000a6d8f" officeooo:paragraph-rsid="000bab57" style:font-size-asian="12pt" style:font-size-complex="12pt" loext:padding="0.049cm" loext:border="0.06pt solid #d9d9e3"/>
    </style:style>
    <style:style style:name="P36" style:family="paragraph" style:parent-style-name="Text_20_body" style:list-style-name="L9">
      <style:paragraph-properties fo:padding="0.049cm" fo:border="0.06pt solid #d9d9e3"/>
    </style:style>
    <style:style style:name="P37" style:family="paragraph" style:parent-style-name="Text_20_body" style:list-style-name="L1">
      <style:text-properties fo:font-size="24pt" officeooo:rsid="000a6d8f" officeooo:paragraph-rsid="000a6d8f" style:font-size-asian="24pt" style:font-size-complex="24pt" loext:padding="0.049cm" loext:border="0.06pt solid #d9d9e3"/>
    </style:style>
    <style:style style:name="T1" style:family="text">
      <style:text-properties officeooo:rsid="0007ad21"/>
    </style:style>
    <style:style style:name="T2" style:family="text">
      <style:text-properties officeooo:rsid="000a6d8f"/>
    </style:style>
    <style:style style:name="T3" style:family="text">
      <style:text-properties style:text-position="super 58%"/>
    </style:style>
    <style:style style:name="T4" style:family="text">
      <style:text-properties officeooo:rsid="000bab57"/>
    </style:style>
    <style:style style:name="T5" style:family="text">
      <style:text-properties loext:padding="0.049cm" loext:border="0.06pt solid #d9d9e3"/>
    </style:style>
    <style:style style:name="T6" style:family="text">
      <style:text-properties officeooo:rsid="000cf783"/>
    </style:style>
    <style:style style:name="T7" style:family="text">
      <style:text-properties fo:font-size="12pt" style:font-size-asian="10.5pt" style:font-size-complex="12pt"/>
    </style:style>
    <style:style style:name="T8" style:family="text">
      <style:text-properties fo:font-size="12pt" style:font-size-asian="10.5pt" style:font-size-complex="12pt" loext:padding="0.049cm" loext:border="0.06pt solid #d9d9e3"/>
    </style:style>
    <style:style style:name="T9" style:family="text">
      <style:text-properties fo:font-size="12pt" officeooo:rsid="0004b790" style:font-size-asian="10.5pt" style:font-size-complex="12pt"/>
    </style:style>
    <style:style style:name="T10" style:family="text">
      <style:text-properties fo:font-size="12pt" style:font-size-asian="12pt" style:font-size-complex="12pt" loext:padding="0.049cm" loext:border="0.06pt solid #d9d9e3"/>
    </style:style>
    <style:style style:name="T11" style:family="text">
      <style:text-properties fo:font-size="24pt" officeooo:rsid="0004b790" style:font-size-asian="24pt" style:font-size-complex="24pt"/>
    </style:style>
    <style:style style:name="T12" style:family="text">
      <style:text-properties officeooo:rsid="000e0637"/>
    </style:style>
    <style:style style:name="T13" style:family="text">
      <style:text-properties officeooo:rsid="000fe898" loext:padding="0.049cm" loext:border="0.06pt solid #d9d9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86455204" text:style-name="L1">
        <text:list-item>
          <text:p text:style-name="P21">Define class <text:span text:style-name="T2">employee </text:span><text:s/>using pointer <text:span text:style-name="T2">and create objects to this class at runtime by taking input from the user.</text:span></text:p>
        </text:list-item>
      </text:list>
      <text:p text:style-name="P13">#include &lt;iostream&gt;</text:p>
      <text:p text:style-name="P13">#include &lt;string&gt;</text:p>
      <text:p text:style-name="P13">using namespace std;</text:p>
      <text:p text:style-name="P13"/>
      <text:p text:style-name="P13">class Employee {</text:p>
      <text:p text:style-name="P13"><text:s text:c="4"/>private:</text:p>
      <text:p text:style-name="P13"><text:s text:c="8"/>string name;</text:p>
      <text:p text:style-name="P13"><text:s text:c="8"/>int age;</text:p>
      <text:p text:style-name="P13"><text:s text:c="8"/>int salary;</text:p>
      <text:p text:style-name="P13"><text:s text:c="4"/>public:</text:p>
      <text:p text:style-name="P13"><text:s text:c="8"/>// constructor to initialize the employee's name, age, and salary</text:p>
      <text:p text:style-name="P13"><text:s text:c="8"/>Employee(string n, int a, int s) {</text:p>
      <text:p text:style-name="P13"><text:s text:c="12"/>name = n;</text:p>
      <text:p text:style-name="P13"><text:s text:c="12"/>age = a;</text:p>
      <text:p text:style-name="P13"><text:s text:c="12"/>salary = s;</text:p>
      <text:p text:style-name="P13"><text:s text:c="8"/>}</text:p>
      <text:p text:style-name="P13"/>
      <text:p text:style-name="P13"><text:s text:c="8"/>// function to display the employee's information</text:p>
      <text:p text:style-name="P13"><text:s text:c="8"/>void display() {</text:p>
      <text:p text:style-name="P13"><text:s text:c="12"/>cout &lt;&lt; "Name: " &lt;&lt; name &lt;&lt; endl;</text:p>
      <text:p text:style-name="P13"><text:s text:c="12"/>cout &lt;&lt; "Age: " &lt;&lt; age &lt;&lt; endl;</text:p>
      <text:p text:style-name="P13"><text:s text:c="12"/>cout &lt;&lt; "Salary: " &lt;&lt; salary &lt;&lt; endl;</text:p>
      <text:p text:style-name="P13"><text:s text:c="8"/>}</text:p>
      <text:p text:style-name="P13">};</text:p>
      <text:p text:style-name="P13"/>
      <text:p text:style-name="P13">int main() {</text:p>
      <text:p text:style-name="P13"><text:s text:c="4"/>int count;</text:p>
      <text:p text:style-name="P13"><text:s text:c="4"/>cout &lt;&lt; "How many employees? ";</text:p>
      <text:p text:style-name="P13"><text:s text:c="4"/>cin &gt;&gt; count;</text:p>
      <text:p text:style-name="P13"/>
      <text:p text:style-name="P13"><text:s text:c="4"/>Employee** employees = new Employee*[count];</text:p>
      <text:p text:style-name="P13"/>
      <text:p text:style-name="P13"><text:s text:c="4"/>for (int i = 0; i &lt; count; i++) {</text:p>
      <text:p text:style-name="P13"><text:s text:c="8"/>string name;</text:p>
      <text:p text:style-name="P13"><text:s text:c="8"/>int age, salary;</text:p>
      <text:p text:style-name="P13"><text:s text:c="8"/>cout &lt;&lt; "Enter the name of employee " &lt;&lt; i+1 &lt;&lt; ": ";</text:p>
      <text:p text:style-name="P13"><text:s text:c="8"/>cin &gt;&gt; name;</text:p>
      <text:p text:style-name="P13"><text:s text:c="8"/>cout &lt;&lt; "Enter the age of employee " &lt;&lt; i+1 &lt;&lt; ": ";</text:p>
      <text:p text:style-name="P13"><text:s text:c="8"/>cin &gt;&gt; age;</text:p>
      <text:p text:style-name="P13"><text:s text:c="8"/>cout &lt;&lt; "Enter the salary of employee " &lt;&lt; i+1 &lt;&lt; ": ";</text:p>
      <text:p text:style-name="P13"><text:s text:c="8"/>cin &gt;&gt; salary;</text:p>
      <text:p text:style-name="P13"><text:s text:c="8"/>employees[i] = new Employee(name, age, salary);</text:p>
      <text:p text:style-name="P13"><text:s text:c="4"/>}</text:p>
      <text:p text:style-name="P13"/>
      <text:p text:style-name="P13"><text:s text:c="4"/>for (int i = 0; i &lt; count; i++) {</text:p>
      <text:p text:style-name="P13"><text:s text:c="8"/>cout &lt;&lt; "Information of employee " &lt;&lt; i+1 &lt;&lt; ":" &lt;&lt; endl;</text:p>
      <text:p text:style-name="P13"><text:soft-page-break/><text:s text:c="8"/>(*employees[i]).display(); <text:s text:c="3"/>// OR <text:s/>*employees[i] -&gt; display(); </text:p>
      <text:p text:style-name="P13"><text:s text:c="4"/>}</text:p>
      <text:p text:style-name="P13"><text:s text:c="4"/>for (int i = 0; i &lt; count; i++) {</text:p>
      <text:p text:style-name="P13"><text:s text:c="8"/>delete employees[i];</text:p>
      <text:p text:style-name="P13"><text:s text:c="4"/>}</text:p>
      <text:p text:style-name="P13"><text:s text:c="4"/>delete[] employees;</text:p>
      <text:p text:style-name="P13"><text:s text:c="4"/>return 0;</text:p>
      <text:p text:style-name="P13">}</text:p>
      <text:p text:style-name="P13"/>
      <text:p text:style-name="P13"/>
      <text:p text:style-name="P14">The above code creates a class Employee with private members name, age and salary, and a constructor to initialize the values, and a function called display() to show the employee's information. The main function creates an array of Employee objects, where the number of objects is determined by the user's input. The objects are initialized by taking input from the user and then displayed using the display function.</text:p>
      <text:p text:style-name="P6">It's worth noting that in this example, the memory allocated by new is freed using the delete[] operator after it is no longer needed. But in a real-world scenario, you need to be very careful when using memory allocation functions, as it can lead to memory leaks if not used properly.</text:p>
      <text:p text:style-name="P13"/>
      <text:p text:style-name="P8"/>
      <text:p text:style-name="P8"/>
      <text:list xml:id="list105539763566721" text:continue-numbering="true" text:style-name="L1">
        <text:list-item>
          <text:p text:style-name="P22">create two objects <text:span text:style-name="T12">for a class </text:span>and then define 1<text:span text:style-name="T3">st</text:span> object. Now copy 1<text:span text:style-name="T3">st</text:span> object that has been defined in the 2<text:span text:style-name="T3">nd</text:span> object.</text:p>
        </text:list-item>
      </text:list>
      <text:p text:style-name="P11"/>
      <text:p text:style-name="P16">class MyClass {</text:p>
      <text:p text:style-name="P16"><text:s text:c="4"/>public:</text:p>
      <text:p text:style-name="P16"><text:s text:c="8"/>int x;</text:p>
      <text:p text:style-name="P16"><text:s text:c="8"/>int y;</text:p>
      <text:p text:style-name="P16">};</text:p>
      <text:p text:style-name="P16"/>
      <text:p text:style-name="P16">int main() {</text:p>
      <text:p text:style-name="P16"><text:s text:c="4"/>MyClass obj1; // create first object</text:p>
      <text:p text:style-name="P16"><text:s text:c="4"/>MyClass obj2; // create second object</text:p>
      <text:p text:style-name="P16"/>
      <text:p text:style-name="P16"><text:s text:c="4"/>obj1.x = 5; <text:s text:c="2"/>// define first object</text:p>
      <text:p text:style-name="P16"><text:s text:c="4"/>obj1.y = 10;</text:p>
      <text:p text:style-name="P16"/>
      <text:p text:style-name="P16"><text:s text:c="4"/>obj2 = obj1; <text:s/>// copy first object into second object</text:p>
      <text:p text:style-name="P16"/>
      <text:p text:style-name="P16"><text:s text:c="4"/>// Now both obj1 and obj2 have the same values for x and y</text:p>
      <text:p text:style-name="P16"><text:s text:c="4"/>cout &lt;&lt; "obj1.x: " &lt;&lt; obj1.x &lt;&lt; endl; // prints 5</text:p>
      <text:p text:style-name="P16"><text:s text:c="4"/>cout &lt;&lt; "obj2.x: " &lt;&lt; obj2.x &lt;&lt; endl; // also prints 5</text:p>
      <text:p text:style-name="P16"><text:s text:c="4"/>cout &lt;&lt; "obj1.y: " &lt;&lt; obj1.y &lt;&lt; endl; // prints 10</text:p>
      <text:p text:style-name="P16"><text:soft-page-break/><text:s text:c="4"/>cout &lt;&lt; "obj2.y: " &lt;&lt; obj2.y &lt;&lt; endl; // also prints 10</text:p>
      <text:p text:style-name="P16"><text:s text:c="4"/></text:p>
      <text:p text:style-name="P16"><text:s text:c="4"/>return 0;</text:p>
      <text:p text:style-name="P16">}</text:p>
      <text:p text:style-name="P16"/>
      <text:p text:style-name="P17">This example creates a class called MyClass with two integer members x and y. Then it creates two objects of MyClass called obj1 and obj2. Then it defines the first object obj1 by assigning values to its members. Then it copies the obj1 into obj2 using the assignment operator "=". Now both obj1 and obj2 have the same values for x and y.</text:p>
      <text:p text:style-name="P6">It's important to note that this is a SHALLOW COPY, meaning that the two objects will share the same memory location for the members, if they are modified the change will be reflected in both objects, if that's not desired it's better to use a copy constructor.</text:p>
      <text:p text:style-name="P16"/>
      <text:p text:style-name="P16"/>
      <text:list xml:id="list105540014528556" text:continue-numbering="true" text:style-name="L1">
        <text:list-item>
          <text:p text:style-name="P21"><text:span text:style-name="T12">How </text:span>decallocation <text:span text:style-name="T12">is done in c++.</text:span> </text:p>
        </text:list-item>
      </text:list>
      <text:p text:style-name="P8"/>
      <text:p text:style-name="P15">In C++, memory allocation and deallocation are typically done using the new and delete operators, respectively.</text:p>
      <text:p text:style-name="P2">When you use the new operator to allocate memory for an object, the operator returns a pointer to the memory location of the object. You can then use this pointer to access the object's members and methods. Once you are finished using the object, you can use the delete operator to deallocate the memory that was allocated for the object.</text:p>
      <text:p text:style-name="P2">For example, here is how you would allocate memory for an object of class MyClass and then deallocate that memory:</text:p>
      <text:p text:style-name="P1">Copy code</text:p>
      <text:p text:style-name="P5"><text:span text:style-name="Source_20_Text"><text:span text:style-name="T5">MyClass* obj = new MyClass;</text:span></text:span></text:p>
      <text:p text:style-name="P5"><text:span text:style-name="Source_20_Text"><text:span text:style-name="T5">// use the object</text:span></text:span></text:p>
      <text:p text:style-name="P4"><text:span text:style-name="Source_20_Text"><text:span text:style-name="T5">delete obj;</text:span></text:span></text:p>
      <text:p text:style-name="P2">You can also use the new operator to allocate memory for an array of objects and use the delete[] operator to deallocate that memory:</text:p>
      <text:p text:style-name="P1">Copy code</text:p>
      <text:p text:style-name="P5"><text:span text:style-name="Source_20_Text"><text:span text:style-name="T5">MyClass* array = new MyClass[10];</text:span></text:span></text:p>
      <text:p text:style-name="P5"><text:span text:style-name="Source_20_Text"><text:span text:style-name="T5">// use the array</text:span></text:span></text:p>
      <text:p text:style-name="P4"><text:span text:style-name="Source_20_Text"><text:span text:style-name="T5">delete[] array;</text:span></text:span></text:p>
      <text:p text:style-name="P2">It's important to note that when an object is created using the new operator, it's not destructed automatically, that's why it's important to use the delete operator to call the destructor of the object and release the memory allocated.</text:p>
      <text:p text:style-name="P2"><text:soft-page-break/>Additionally, there are other ways to manage memory in C++ such as using smart pointers and memory management libraries, but the new and delete operators are the most basic and widely used ways to allocate and deallocate memory in C++.</text:p>
      <text:p text:style-name="Text_20_body"><text:line-break/></text:p>
      <text:list xml:id="list105539513572354" text:continue-numbering="true" text:style-name="L1">
        <text:list-item>
          <text:p text:style-name="P21">when <text:span text:style-name="T12">allocated variable is</text:span> stored to stack and when to heap ?</text:p>
          <text:p text:style-name="P21"/>
        </text:list-item>
      </text:list>
      <text:p text:style-name="P20"><text:span text:style-name="T9"><text:tab/></text:span><text:span text:style-name="T10">In C++, variables can be stored either on the stack or on the heap. The stack is a section of memory that is used to store local variables and function call frames, while the heap is a section of memory that is used to store dynamically allocated memory.</text:span></text:p>
      <text:p text:style-name="P12"/>
      <text:p text:style-name="P2">Variables that are allocated on the stack are typically referred to as "automatic" or "local" variables. These include variables that are declared within a function or block, as well as function parameters. Stack-allocated variables are created when a function is called, and they are automatically destroyed when the function returns. Stack allocation is fast and efficient, but the amount of memory available on the stack is limited.</text:p>
      <text:p text:style-name="P2">On the other hand, variables that are allocated on the heap are typically referred to as "dynamic" or "global" variables. These include variables that are created using the new operator or by calling the malloc function in C. Heap-allocated variables remain in memory until they are explicitly deallocated using the delete operator or the free function in C. Heap allocation is more flexible but less efficient than stack allocation, and it's more prone to memory leaks if the programmer doesn't take care of deallocation properly.</text:p>
      <text:p text:style-name="P2">In summary, Stack allocated variables are allocated at compile-time, have a limited size and are automatically deallocated when the function or block that created them ends, while Heap allocated variables are allocated at runtime, have a larger size and need to be deallocated explicitly by the programmer.</text:p>
      <text:p text:style-name="P3"/>
      <text:p text:style-name="P9"/>
      <text:list xml:id="list105540936606796" text:continue-numbering="true" text:style-name="L1">
        <text:list-item>
          <text:p text:style-name="P21">compilation stages <text:span text:style-name="T12">in c++?</text:span></text:p>
        </text:list-item>
      </text:list>
      <text:p text:style-name="P14">The compilation process in C++ consists of several stages, including:</text:p>
      <text:list xml:id="list488274377" text:style-name="L2">
        <text:list-item>
          <text:p text:style-name="P26">Preprocessing: During this stage, the preprocessor processes all the preprocessor directives (such as #include and #define) in the source code. This includes replacing the directives <text:soft-page-break/>with the contents of the included files or the defined macros. The output of this stage is a modified version of the source code with all preprocessor directives resolved.</text:p>
        </text:list-item>
        <text:list-item>
          <text:p text:style-name="P26">Compilation: During this stage, the modified source code is passed through the compiler. The compiler converts the source code into assembly code, which is a low-level representation of the program. The assembly code is then passed through an assembler, which converts the assembly code into machine code (binary code that the computer can execute).</text:p>
        </text:list-item>
        <text:list-item>
          <text:p text:style-name="P26">Linking: During this stage, the machine code is combined with any external libraries or object files that the program needs to use. This includes resolving any external function or variable references that were present in the original source code. The output of this stage is a single executable file that can be run on the target machine.</text:p>
        </text:list-item>
        <text:list-item>
          <text:p text:style-name="P26">Execution: During this stage, the executable file is loaded into memory and executed by the operating system.</text:p>
        </text:list-item>
      </text:list>
      <text:p text:style-name="P6">It's worth noting that the above stages are general steps and can vary depending on the specific compiler and toolchain being used. Additionally, some compilers can perform multiple steps in a single pass, and the process can also be optimized by using flags and options.</text:p>
      <text:p text:style-name="P13"/>
      <text:p text:style-name="P13"/>
      <text:list xml:id="list105540608897131" text:continue-list="list105540936606796" text:style-name="L1">
        <text:list-item>
          <text:p text:style-name="P21">free<text:span text:style-name="T6">()</text:span> vs delete </text:p>
        </text:list-item>
      </text:list>
      <text:p text:style-name="P7"><text:span text:style-name="T11"><text:tab/></text:span><text:span text:style-name="T7">Both </text:span><text:span text:style-name="Source_20_Text"><text:span text:style-name="T8">free()</text:span></text:span><text:span text:style-name="T7"> and </text:span><text:span text:style-name="Source_20_Text"><text:span text:style-name="T8">delete</text:span></text:span><text:span text:style-name="T7"> are used to deallocate memory that was previously allocated dynamically, but they are used in different contexts and have some key differences.</text:span></text:p>
      <text:list xml:id="list1078965040" text:style-name="L3">
        <text:list-item>
          <text:p text:style-name="P27"><text:span text:style-name="Source_20_Text"><text:span text:style-name="T5">free()</text:span></text:span> is a C standard library function that is used to deallocate memory that was allocated dynamically using the <text:span text:style-name="Source_20_Text"><text:span text:style-name="T5">malloc()</text:span></text:span> function. It takes a pointer to the memory block as an argument and releases it back to the system.</text:p>
        </text:list-item>
        <text:list-item>
          <text:p text:style-name="P27"><text:span text:style-name="Source_20_Text"><text:span text:style-name="T5">delete</text:span></text:span> is an operator in C++ that is used to deallocate memory that was allocated dynamically using the <text:span text:style-name="Source_20_Text"><text:span text:style-name="T5">new</text:span></text:span> operator. It takes a pointer to the memory block as an argument and releases it back to the system, it also calls the destructor of the object.</text:p>
        </text:list-item>
        <text:list-item>
          <text:p text:style-name="P27">The <text:span text:style-name="Source_20_Text"><text:span text:style-name="T5">free()</text:span></text:span> function can only be used to deallocate memory allocated with <text:span text:style-name="Source_20_Text"><text:span text:style-name="T5">malloc()</text:span></text:span>, while <text:span text:style-name="Source_20_Text"><text:span text:style-name="T5">delete</text:span></text:span> can be used to deallocate memory allocated with <text:span text:style-name="Source_20_Text"><text:span text:style-name="T5">new</text:span></text:span> or <text:span text:style-name="Source_20_Text"><text:span text:style-name="T5">new[]</text:span></text:span>.</text:p>
        </text:list-item>
        <text:list-item>
          <text:p text:style-name="P27"><text:span text:style-name="Source_20_Text"><text:span text:style-name="T5">free()</text:span></text:span> does not call the destructors of objects, while <text:span text:style-name="Source_20_Text"><text:span text:style-name="T5">delete</text:span></text:span> does.</text:p>
        </text:list-item>
        <text:list-item>
          <text:p text:style-name="P27"><text:span text:style-name="Source_20_Text"><text:span text:style-name="T5">free()</text:span></text:span> does not check for the type of the pointer, while <text:span text:style-name="Source_20_Text"><text:span text:style-name="T5">delete</text:span></text:span> does, this means that if you try to delete a pointer that was not allocated with <text:span text:style-name="Source_20_Text"><text:span text:style-name="T5">new</text:span></text:span>, it will cause undefined behavior.</text:p>
        </text:list-item>
      </text:list>
      <text:p text:style-name="P6">In summary, <text:span text:style-name="Source_20_Text"><text:span text:style-name="T5">free()</text:span></text:span> is a C standard library function that is used to deallocate memory allocated with <text:span text:style-name="Source_20_Text"><text:span text:style-name="T5">malloc()</text:span></text:span>, while <text:span text:style-name="Source_20_Text"><text:span text:style-name="T5">delete</text:span></text:span> is a C++ operator used to deallocate memory allocated with <text:span text:style-name="Source_20_Text"><text:span text:style-name="T5">new</text:span></text:span> or <text:span text:style-name="Source_20_Text"><text:span text:style-name="T5">new[]</text:span></text:span>, it also calls the destructors of the objects. It's important to use the appropriate function or operator to deallocate memory, to avoid memory leaks and undefined behavior.</text:p>
      <text:p text:style-name="P13"><text:soft-page-break/></text:p>
      <text:p text:style-name="P8"/>
      <text:p text:style-name="P8"/>
      <text:p text:style-name="P8"/>
      <text:list xml:id="list105541141362859" text:continue-list="list105540608897131" text:style-name="L1">
        <text:list-item>
          <text:p text:style-name="P23">malloc() vs new:</text:p>
        </text:list-item>
      </text:list>
      <text:p text:style-name="P19"><text:span text:style-name="Source_20_Text"><text:span text:style-name="T5">malloc()</text:span></text:span><text:span text:style-name="T5"> and </text:span><text:span text:style-name="Source_20_Text"><text:span text:style-name="T5">new</text:span></text:span><text:span text:style-name="T5"> are both used to dynamically allocate memory at runtime, but they are used in different contexts and have some key differences.</text:span></text:p>
      <text:list xml:id="list3763803015" text:style-name="L4">
        <text:list-item>
          <text:p text:style-name="P28"><text:span text:style-name="Source_20_Text"><text:span text:style-name="T5">malloc()</text:span></text:span><text:span text:style-name="T5"> is a C standard library function that is used to allocate memory dynamically. It takes a single argument, which is the number of bytes of memory to allocate, and returns a pointer to the first byte of the allocated memory. It does not initialize the memory to any value and does not call any constructors.</text:span></text:p>
        </text:list-item>
      </text:list>
      <text:p text:style-name="P1">Copy code</text:p>
      <text:p text:style-name="P4"><text:span text:style-name="Source_20_Text"><text:span text:style-name="T5">int* ptr = (int*) malloc(sizeof(int));</text:span></text:span></text:p>
      <text:list xml:id="list2459403788" text:style-name="L5">
        <text:list-item>
          <text:p text:style-name="P29"><text:span text:style-name="Source_20_Text"><text:span text:style-name="T5">new</text:span></text:span><text:span text:style-name="T5"> is an operator in C++ that is used to allocate memory dynamically. It takes the type of object to be allocated as an argument, and returns a pointer to the allocated memory block. It automatically calls the constructor of the object and it initializes the memory to the default value of the type.</text:span></text:p>
        </text:list-item>
      </text:list>
      <text:p text:style-name="P1">Copy code</text:p>
      <text:p text:style-name="P4"><text:span text:style-name="Source_20_Text"><text:span text:style-name="T5">int* ptr = new int;</text:span></text:span></text:p>
      <text:list xml:id="list2893392826" text:style-name="L6">
        <text:list-item>
          <text:p text:style-name="P30"><text:span text:style-name="Source_20_Text"><text:span text:style-name="T5">malloc()</text:span></text:span><text:span text:style-name="T5"> and </text:span><text:span text:style-name="Source_20_Text"><text:span text:style-name="T5">new</text:span></text:span><text:span text:style-name="T5"> both return a pointer to the allocated memory, but the pointer returned by </text:span><text:span text:style-name="Source_20_Text"><text:span text:style-name="T5">new</text:span></text:span><text:span text:style-name="T5"> is typed, whereas </text:span><text:span text:style-name="Source_20_Text"><text:span text:style-name="T5">malloc()</text:span></text:span><text:span text:style-name="T5"> returns a pointer of type </text:span><text:span text:style-name="Source_20_Text"><text:span text:style-name="T5">void*</text:span></text:span><text:span text:style-name="T5"> that needs to be casted to the appropriate type.</text:span></text:p>
        </text:list-item>
        <text:list-item>
          <text:p text:style-name="P30"><text:span text:style-name="Source_20_Text"><text:span text:style-name="T5">malloc()</text:span></text:span><text:span text:style-name="T5"> does not call the constructors of objects, while </text:span><text:span text:style-name="Source_20_Text"><text:span text:style-name="T5">new</text:span></text:span><text:span text:style-name="T5"> does.</text:span></text:p>
        </text:list-item>
        <text:list-item>
          <text:p text:style-name="P30"><text:span text:style-name="Source_20_Text"><text:span text:style-name="T5">free()</text:span></text:span><text:span text:style-name="T5"> is used to deallocate memory allocated with </text:span><text:span text:style-name="Source_20_Text"><text:span text:style-name="T5">malloc()</text:span></text:span><text:span text:style-name="T5">, while </text:span><text:span text:style-name="Source_20_Text"><text:span text:style-name="T5">delete</text:span></text:span><text:span text:style-name="T5"> is used to deallocate memory allocated with </text:span><text:span text:style-name="Source_20_Text"><text:span text:style-name="T5">new</text:span></text:span><text:span text:style-name="T5">.</text:span></text:p>
        </text:list-item>
      </text:list>
      <text:p text:style-name="P6"><text:span text:style-name="T5">In summary, </text:span><text:span text:style-name="Source_20_Text"><text:span text:style-name="T5">malloc()</text:span></text:span><text:span text:style-name="T5"> is a C standard library function that is used to allocate memory dynamically, whereas `new </text:span><text:span text:style-name="T13">is ued in c++ to dyunamically allocate memory.</text:span></text:p>
      <text:list xml:id="list105539596859747" text:continue-list="list105541141362859" text:style-name="L1">
        <text:list-item>
          <text:p text:style-name="P24">when does mempory is allocated in heap and when in stack ?</text:p>
        </text:list-item>
      </text:list>
      <text:p text:style-name="P10"/>
      <text:p text:style-name="P19"><text:soft-page-break/><text:span text:style-name="T5">In C++, memory is allocated in the heap when the </text:span><text:span text:style-name="Source_20_Text"><text:span text:style-name="T5">new</text:span></text:span><text:span text:style-name="T5"> operator is used, and in the stack when the variable is defined with the keyword </text:span><text:span text:style-name="Source_20_Text"><text:span text:style-name="T5">auto</text:span></text:span><text:span text:style-name="T5"> or no keyword at all.</text:span></text:p>
      <text:list xml:id="list3132405756" text:style-name="L7">
        <text:list-item>
          <text:p text:style-name="P31">Stack: The stack is a region of memory that is used to store local variables and function call frames. Memory allocated on the stack is automatically deallocated when the function or scope where the variable is defined exits. The memory allocation on the stack is fast and efficient, but the amount of memory is limited.</text:p>
        </text:list-item>
      </text:list>
      <text:p text:style-name="P1">Copy code</text:p>
      <text:p text:style-name="P5"><text:span text:style-name="Source_20_Text"><text:span text:style-name="T5">void myFunction() {</text:span></text:span></text:p>
      <text:p text:style-name="P5"><text:span text:style-name="Source_20_Text"><text:span text:style-name="T5"><text:s text:c="4"/>int x = 5; // x is allocated on the stack</text:span></text:span></text:p>
      <text:p text:style-name="P4"><text:span text:style-name="Source_20_Text"><text:span text:style-name="T5">}</text:span></text:span></text:p>
      <text:list xml:id="list201452972" text:style-name="L8">
        <text:list-item>
          <text:p text:style-name="P32"><text:span text:style-name="T5">Heap: The heap is a region of memory that is used for dynamic memory allocation. Memory allocated on the heap remains allocated until it is explicitly deallocated using the </text:span><text:span text:style-name="Source_20_Text"><text:span text:style-name="T5">delete</text:span></text:span><text:span text:style-name="T5"> operator or its smart pointer counterpart. The memory allocation on the heap is slower than the stack, but it allows for more flexibility in terms of memory size and duration.</text:span></text:p>
        </text:list-item>
      </text:list>
      <text:p text:style-name="P1">Copy code</text:p>
      <text:p text:style-name="P5"><text:span text:style-name="Source_20_Text"><text:span text:style-name="T5">int* ptr = new int; // ptr is allocated on the heap</text:span></text:span></text:p>
      <text:p text:style-name="P4"><text:span text:style-name="Source_20_Text"><text:span text:style-name="T5">delete ptr;</text:span></text:span></text:p>
      <text:p text:style-name="P2">It's worth noting that variables that are global or static are also allocated in data segment, rather than the stack.</text:p>
      <text:p text:style-name="P2">In general, it's best to use stack allocation when you know the exact amount of memory needed at compile time and the lifetime of the variable is limited to the scope of the function. Otherwise, it's safer to use heap allocation so that the memory can be managed more explicitly and can last as long as it's needed.</text:p>
      <text:p text:style-name="P3"/>
      <text:p text:style-name="P18"/>
      <text:list xml:id="list105540568845699" text:continue-list="list105539596859747" text:style-name="L1">
        <text:list-item>
          <text:p text:style-name="P24">what happens after we define a macros in c++ and compile the program </text:p>
        </text:list-item>
      </text:list>
      <text:p text:style-name="P2">After you define a macro in C++ and compile the program, the preprocessor looks for all instances of the macro name in the code and replaces them with the corresponding macro definition. This process is called macro expansion.</text:p>
      <text:p text:style-name="P2">For example, if you have the following macro definition:</text:p>
      <text:p text:style-name="P1">Copy code</text:p>
      <text:p text:style-name="P4"><text:span text:style-name="Source_20_Text"><text:span text:style-name="T5">#define PI 3.14159</text:span></text:span></text:p>
      <text:p text:style-name="P2"><text:soft-page-break/>And the following code that uses the macro:</text:p>
      <text:p text:style-name="P1">Copy code</text:p>
      <text:p text:style-name="P5"><text:span text:style-name="Source_20_Text"><text:span text:style-name="T5">double radius = 2.0;</text:span></text:span></text:p>
      <text:p text:style-name="P4"><text:span text:style-name="Source_20_Text"><text:span text:style-name="T5">double area = PI * radius * radius;</text:span></text:span></text:p>
      <text:p text:style-name="P6"><text:span text:style-name="T5">The preprocessor will replace all instances of </text:span><text:span text:style-name="Source_20_Text"><text:span text:style-name="T5">PI</text:span></text:span><text:span text:style-name="T5"> in the code with </text:span><text:span text:style-name="Source_20_Text"><text:span text:style-name="T5">3.14159</text:span></text:span><text:span text:style-name="T5">, resulting in the following code:</text:span></text:p>
      <text:p text:style-name="P1">Copy code</text:p>
      <text:p text:style-name="P5"><text:span text:style-name="Source_20_Text"><text:span text:style-name="T5">double radius = 2.0;</text:span></text:span></text:p>
      <text:p text:style-name="P4"><text:span text:style-name="Source_20_Text"><text:span text:style-name="T5">double area = 3.14159 * radius * radius;</text:span></text:span></text:p>
      <text:p text:style-name="P2">After the preprocessor has finished macro expansion, the code is then passed to the compiler, which converts it into machine code that can be executed by the computer.</text:p>
      <text:p text:style-name="P2">It's worth noting that macros are expanded before the code is compiled, so the macro definitions do not exist in the compiled code. This means that macros do not affect the runtime behavior of a program, but only the way the code is written.</text:p>
      <text:p text:style-name="P2">Also, macros do not have a scope and they are globally replaced. This can cause issues if you have a macro with the same name as a variable, function or another macro, the preprocessor will replace it without checking the context of the replacement. Therefore, it's important to give your macros unique and descriptive names to avoid these issues.</text:p>
      <text:list xml:id="list105540344519377" text:continue-numbering="true" text:style-name="L1">
        <text:list-header>
          <text:p text:style-name="P21"><text:s/></text:p>
        </text:list-header>
        <text:list-item>
          <text:p text:style-name="P21">difference in dll file and exe file.</text:p>
          <text:p text:style-name="P33">DLL (Dynamic Link Library) files and EXE (Executable) files are two different types of files that are used in different ways in a computer system.</text:p>
        </text:list-item>
        <text:list-item text:style-override="L9">
          <text:p text:style-name="P36">DLL files: A DLL (Dynamic Link Library) file is a library of functions and resources that can be shared by multiple programs. DLL files contain code and data that can be used by multiple applications, so they are often used to provide common functionality that is needed by many different programs. DLL files are typically called by other programs, and they are not meant to be executed directly.</text:p>
        </text:list-item>
        <text:list-item text:style-override="L9">
          <text:p text:style-name="P36">EXE files: An EXE (Executable) file is a program that can be executed directly by the operating system. EXE files contain the instructions that the computer needs to run a program, and they are the primary type of file that users interact with to run software on a computer. An EXE file can be a stand-alone application or it can be a part of a larger software package.</text:p>
        </text:list-item>
        <text:list-item text:style-override="L9">
          <text:p text:style-name="P36">DLL files are useful for many reasons, for example, they allow for code reuse, reduce the size of the executable, and allow for dynamic updating of the code without having to distribute new versions of the executable.</text:p>
        </text:list-item>
        <text:list-item text:style-override="L9">
          <text:p text:style-name="P36"><text:soft-page-break/>EXE files are useful for many reasons, for example, they allow for the distribution of a stand-alone program, they allow for the program to have a user interface, and they allow for the easy execution of the program.</text:p>
        </text:list-item>
        <text:list-item text:style-override="L9">
          <text:p text:style-name="P36">DLL files are typically loaded into memory at runtime and are shared among multiple programs. EXE files are loaded into memory when they are executed and they have their own memory space.</text:p>
        </text:list-item>
      </text:list>
      <text:p text:style-name="P6">In summary, DLL files are libraries of functions and resources that can be shared by multiple programs, while EXE files are programs that can be executed directly by the operating system. DLL files are typically called by other programs, and they are not meant to be executed directly. EXE files are the primary type of file that users interact with to run software on a computer.</text:p>
      <text:list xml:id="list105541026635509" text:continue-numbering="true" text:style-name="L1">
        <text:list-header>
          <text:p text:style-name="P21"/>
        </text:list-header>
        <text:list-item>
          <text:p text:style-name="P21">extension that we provide to cx <text:span text:style-name="T1">and intermediate stage extenstiion if code in c++.</text:span></text:p>
          <text:p text:style-name="P21"/>
          <text:p text:style-name="P34">In C++, the file extension for source code files is typically .cpp, .cxx, or .cc. These extensions indicate that the file contains C++ source code.</text:p>
        </text:list-item>
      </text:list>
      <text:p text:style-name="P6">When the code is compiled, the compiler generates object files with the extension .o or .obj, which contain the machine code version of the program that can be executed by the computer. These files contain the machine code version of the functions and data defined in the source code.</text:p>
      <text:p text:style-name="P6">In addition, the extension that is used for the intermediate stage of compilation is .i or .ii, which contains the preprocessed version of the code generated by the preprocessor. This file is the output of the preprocessor which is then passed to the compiler.</text:p>
      <text:p text:style-name="P6">Finally, when the linker combines all the object files, it creates an executable file with the extension .exe or .out on Windows and Linux systems respectively.</text:p>
      <text:p text:style-name="P6">It's worth noting that, the extension of a file does not determine the content of the file and it's not mandatory to use these extensions, but it is a common practice to use them for better organization and identification of the files.</text:p>
      <text:list xml:id="list105539570505526" text:continue-numbering="true" text:style-name="L1">
        <text:list-header>
          <text:p text:style-name="P21"/>
        </text:list-header>
        <text:list-item>
          <text:p text:style-name="P22"><text:s/>-&gt; <text:span text:style-name="T4">operator in c++:</text:span></text:p>
          <text:p text:style-name="P37"/>
        </text:list-item>
      </text:list>
      <text:p text:style-name="P2"/>
      <text:list xml:id="list105540839978026" text:continue-numbering="true" text:style-name="L1">
        <text:list-header>
          <text:p text:style-name="P35"><text:span text:style-name="T4">I</text:span>n C++, the "-&gt;" operator is used to access a member of a struct or class through a pointer. It is a shorthand notation for the more verbose (*pointer).member notation.</text:p>
        </text:list-header>
      </text:list>
      <text:p text:style-name="P2"/>
      <text:p text:style-name="P2"><text:soft-page-break/>For example, if you have a struct or class called "MyStruct" and you have a pointer to an instance of that struct called "ptr", you can use the "-&gt;" operator to access a member of the struct like this:</text:p>
      <text:p text:style-name="P2">ptr-&gt;member</text:p>
      <text:p text:style-name="P2">This is equivalent to writing (*ptr).member, but it is more concise and easier to read.</text:p>
      <text:p text:style-name="P2">The operator is useful when you are working with dynamic memory allocation. Often, when you allocate memory dynamically and you want to access a member of the struct or class, you need to use the -&gt; operator to access the member because you don't know the memory location of the struct or class inst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8:09:35.922503974</meta:creation-date>
    <dc:date>2023-01-23T10:55:38.980526101</dc:date>
    <meta:editing-duration>PT17H31M54S</meta:editing-duration>
    <meta:editing-cycles>4</meta:editing-cycles>
    <meta:generator>LibreOffice/7.3.7.2$Linux_X86_64 LibreOffice_project/30$Build-2</meta:generator>
    <meta:document-statistic meta:table-count="0" meta:image-count="0" meta:object-count="0" meta:page-count="10" meta:paragraph-count="176" meta:word-count="3060" meta:character-count="17603" meta:non-whitespace-character-count="14368"/>
  </office:meta>
</office:document-meta>
</file>